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f7b65" officeooo:paragraph-rsid="002f7b65"/>
    </style:style>
    <style:style style:name="P12" style:family="paragraph" style:parent-style-name="Standard">
      <style:text-properties officeooo:rsid="002f7b65" officeooo:paragraph-rsid="0030b64f"/>
    </style:style>
    <style:style style:name="P13" style:family="paragraph" style:parent-style-name="Standard">
      <style:text-properties officeooo:rsid="0030b64f" officeooo:paragraph-rsid="0030b64f"/>
    </style:style>
    <style:style style:name="P14" style:family="paragraph" style:parent-style-name="Standard">
      <style:text-properties officeooo:rsid="0030b64f" officeooo:paragraph-rsid="003570d1"/>
    </style:style>
    <style:style style:name="P15" style:family="paragraph" style:parent-style-name="Standard">
      <style:text-properties officeooo:rsid="0030e5f1" officeooo:paragraph-rsid="0030e5f1"/>
    </style:style>
    <style:style style:name="P16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7" style:family="paragraph" style:parent-style-name="Standard">
      <style:text-properties officeooo:paragraph-rsid="00341b66"/>
    </style:style>
    <style:style style:name="P18" style:family="paragraph" style:parent-style-name="Standard">
      <style:text-properties officeooo:paragraph-rsid="003570d1"/>
    </style:style>
    <style:style style:name="P19" style:family="paragraph" style:parent-style-name="Standard">
      <style:text-properties officeooo:paragraph-rsid="003923d4"/>
    </style:style>
    <style:style style:name="P20" style:family="paragraph" style:parent-style-name="Standard">
      <style:text-properties officeooo:paragraph-rsid="003be2d4"/>
    </style:style>
    <style:style style:name="P21" style:family="paragraph" style:parent-style-name="Standard">
      <style:text-properties officeooo:rsid="004192f1" officeooo:paragraph-rsid="004192f1"/>
    </style:style>
    <style:style style:name="P22" style:family="paragraph" style:parent-style-name="Standard">
      <style:text-properties officeooo:rsid="0043aa9a" officeooo:paragraph-rsid="0043aa9a"/>
    </style:style>
    <style:style style:name="P23" style:family="paragraph" style:parent-style-name="Standard">
      <style:text-properties officeooo:paragraph-rsid="003923d4"/>
    </style:style>
    <style:style style:name="P24" style:family="paragraph" style:parent-style-name="Standard">
      <style:text-properties fo:font-weight="bold" officeooo:rsid="0045d183" officeooo:paragraph-rsid="0045d183" style:font-weight-asian="bold" style:font-weight-complex="bold"/>
    </style:style>
    <style:style style:name="P25" style:family="paragraph" style:parent-style-name="Standard">
      <style:text-properties officeooo:paragraph-rsid="003be2d4"/>
    </style:style>
    <style:style style:name="P26" style:family="paragraph" style:parent-style-name="Standard">
      <style:text-properties officeooo:paragraph-rsid="004648ee"/>
    </style:style>
    <style:style style:name="P27" style:family="paragraph" style:parent-style-name="Standard">
      <style:text-properties officeooo:paragraph-rsid="0047a516"/>
    </style:style>
    <style:style style:name="P28" style:family="paragraph">
      <style:paragraph-properties fo:text-align="center"/>
    </style:style>
    <style:style style:name="P29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341b66" style:font-weight-asian="normal" style:font-weight-complex="normal"/>
    </style:style>
    <style:style style:name="T11" style:family="text">
      <style:text-properties style:font-name="Liberation Serif" fo:font-weight="normal" officeooo:rsid="003570d1" style:font-weight-asian="normal" style:font-weight-complex="normal"/>
    </style:style>
    <style:style style:name="T12" style:family="text">
      <style:text-properties style:font-name="Liberation Serif" fo:font-weight="normal" officeooo:rsid="0036b2a5" style:font-weight-asian="normal" style:font-weight-complex="normal"/>
    </style:style>
    <style:style style:name="T13" style:family="text">
      <style:text-properties style:font-name="Liberation Serif" fo:font-weight="normal" officeooo:rsid="003be2d4" style:font-weight-asian="normal" style:font-weight-complex="normal"/>
    </style:style>
    <style:style style:name="T14" style:family="text">
      <style:text-properties style:font-name="Liberation Serif" fo:font-weight="normal" officeooo:rsid="003d5ea9" style:font-weight-asian="normal" style:font-weight-complex="normal"/>
    </style:style>
    <style:style style:name="T15" style:family="text">
      <style:text-properties style:font-name="Liberation Serif" fo:font-weight="normal" officeooo:rsid="004648ee" style:font-weight-asian="normal" style:font-weight-complex="normal"/>
    </style:style>
    <style:style style:name="T16" style:family="text">
      <style:text-properties style:font-name="Liberation Serif" fo:font-weight="normal" officeooo:rsid="0047a516" style:font-weight-asian="normal" style:font-weight-complex="normal"/>
    </style:style>
    <style:style style:name="T17" style:family="text">
      <style:text-properties style:font-name="Liberation Serif" officeooo:rsid="003570d1"/>
    </style:style>
    <style:style style:name="T18" style:family="text">
      <style:text-properties style:font-name="Liberation Serif" officeooo:rsid="003923d4"/>
    </style:style>
    <style:style style:name="T19" style:family="text">
      <style:text-properties style:font-name="Liberation Serif" officeooo:rsid="003b024e"/>
    </style:style>
    <style:style style:name="T20" style:family="text">
      <style:text-properties style:font-name="Liberation Serif" fo:font-weight="bold" officeooo:rsid="003be2d4" style:font-weight-asian="bold" style:font-weight-complex="bold"/>
    </style:style>
    <style:style style:name="T21" style:family="text">
      <style:text-properties officeooo:rsid="0035b438"/>
    </style:style>
    <style:style style:name="T22" style:family="text">
      <style:text-properties officeooo:rsid="00376a9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ffcc"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te or Not, a Project with <text:span text:style-name="T4">the</text:span> PetFinder <text:span text:style-name="T4">API</text:span></text:p>
      <text:p text:style-name="P10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28" svg:width="0.9689in" svg:height="0.7087in" svg:x="2.9736in" svg:y="0.1307in"><text:p text:style-name="P28">Client facing</text:p><text:p text:style-name="P28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28" svg:x1="1.9004in" svg:y1="0.6535in" svg:x2="1.8902in" svg:y2="0.1016in"><text:p/></draw:line><draw:line text:anchor-type="paragraph" draw:z-index="10" draw:style-name="gr8" draw:text-style-name="P28" svg:x1="2.9736in" svg:y1="0.1016in" svg:x2="1.9008in" svg:y2="0.1016in"><text:p/></draw:line><draw:line text:anchor-type="paragraph" draw:z-index="11" draw:style-name="gr8" draw:text-style-name="P28" svg:x1="3.9425in" svg:y1="0.1016in" svg:x2="5.078in" svg:y2="0.1016in"><text:p/></draw:line><draw:line text:anchor-type="paragraph" draw:z-index="12" draw:style-name="gr8" draw:text-style-name="P28" svg:x1="5.078in" svg:y1="0.685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28" svg:width="1.7504in" svg:height="0.7087in" svg:x="1.0571in" svg:y="0.2701in"><text:p text:style-name="P28">API requests and parsers</text:p><text:p text:style-name="P28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29">Python/REST/JSON</text:p><text:p text:style-name="P29">Urllib2 &amp; JSON modules</text:p></draw:text-box></draw:frame></text:p>
      <text:p text:style-name="P5"><draw:custom-shape text:anchor-type="paragraph" draw:z-index="8" draw:style-name="gr7" draw:text-style-name="P28" svg:width="1.7504in" svg:height="0.7087in" svg:x="4.1819in" svg:y="0.1098in"><text:p text:style-name="P28">Table Management</text:p><text:p text:style-name="P28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line text:anchor-type="paragraph" draw:z-index="2" draw:style-name="gr2" draw:text-style-name="P28" svg:x1="5.0673in" svg:y1="0.9787in" svg:x2="5.0776in" svg:y2="0.0516in"><text:p/></draw:line><draw:line text:anchor-type="paragraph" draw:z-index="3" draw:style-name="gr3" draw:text-style-name="P28" svg:x1="1.9213in" svg:y1="0.0201in" svg:x2="1.911in" svg:y2="0.9681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0" draw:style-name="gr1" draw:text-style-name="P28" svg:width="1.1043in" svg:height="0.6878in" svg:x="4.5256in" svg:y="0.0098in"><text:p text:style-name="P28">Leaderboard </text:p><text:p text:style-name="P28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28" svg:width="1.1669in" svg:height="0.6748in" svg:x="1.328in" svg:y="0.0098in"><text:p text:style-name="P28">PetFinder.com's</text:p><text:p text:style-name="P28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1"/>
      <text:p text:style-name="P12">PetFinder.com's Public Data: </text:p>
      <text:p text:style-name="P12"><text:tab/>Provides data via REST to access pet photo<text:span text:style-name="T21">s</text:span></text:p>
      <text:p text:style-name="P16"><text:tab/><text:tab/>JSON, format=json</text:p>
      <text:p text:style-name="P16"><text:tab/><text:tab/>KEY, key=Developer's Key</text:p>
      <text:p text:style-name="P18"><text:span text:style-name="T10"><text:tab/><text:tab/></text:span><text:span text:style-name="T11">UR</text:span><text:span text:style-name="T12">I</text:span><text:span text:style-name="T11">, </text:span><text:a xlink:type="simple" xlink:href="http://api.petfinder.com/subsystem.method"><text:span text:style-name="Source_20_Text"><text:span text:style-name="T9">http://api.petfinder.com/subsystem.method</text:span></text:span></text:a></text:p>
      <text:p text:style-name="P18"><text:span text:style-name="Source_20_Text"><text:span text:style-name="T9"><text:tab/></text:span></text:span><text:span text:style-name="Source_20_Text"><text:span text:style-name="T17">Photos available in the pet.get, pet.getRandom, pet.find and shelter.getPets</text:span></text:span></text:p>
      <text:p text:style-name="P18"><text:span text:style-name="Source_20_Text"><text:span text:style-name="T17"><text:tab/></text:span></text:span><text:span text:style-name="Source_20_Text"><text:span text:style-name="T19">Using the pet.getRandom for a Pet</text:span></text:span></text:p>
      <text:p text:style-name="P14"/>
      <text:p text:style-name="P13">Web Service: </text:p>
      <text:p text:style-name="P13"><text:soft-page-break/><text:tab/>Interprets PetFinder's data to format it from JSON to python objects ready for display by the client interface</text:p>
      <text:p text:style-name="P13"/>
      <text:p text:style-name="P13">Leaderboard Data:</text:p>
      <text:p text:style-name="P13"><text:tab/>Data which is stored about which pets receive cuteness points and makes it available for display in a leaderboard</text:p>
      <text:p text:style-name="P13"/>
      <text:p text:style-name="P13">Database Service: </text:p>
      <text:p text:style-name="P13"><text:tab/>Interprets leaderboard data from MySQL objects to Python objects to make it ready for display. Also creates tables and </text:p>
      <text:p text:style-name="P13"/>
      <text:p text:style-name="P15">Client facing interface:</text:p>
      <text:p text:style-name="P15"><text:tab/>Uses data provided by the web and database services to display <text:span text:style-name="T8">a leaderboard</text:span> and rate animals via a GUI. Possible modules for this : QtGui, QtSql, QtXml <text:span text:style-name="T22">(if xml is used instead of JSON)</text:span></text:p>
      <text:p text:style-name="P15"/>
      <text:p text:style-name="P15"/>
      <text:p text:style-name="P9">Low Level:</text:p>
      <text:p text:style-name="P17"/>
      <text:p text:style-name="P19"><text:span text:style-name="Source_20_Text"><text:span text:style-name="T18">Web Service </text:span></text:span><text:span text:style-name="Source_20_Text"><text:span text:style-name="T19">Module</text:span></text:span><text:span text:style-name="Source_20_Text"><text:span text:style-name="T18">:</text:span></text:span></text:p>
      <text:p text:style-name="P19"><draw:rect text:anchor-type="paragraph" draw:z-index="16" draw:style-name="gr6" draw:text-style-name="P28" svg:width="1.615in" svg:height="0.3441in" svg:x="0.0571in" svg:y="0.0244in"><text:p text:style-name="P28">String petfinderURI</text:p></draw:rect><draw:custom-shape text:anchor-type="paragraph" draw:z-index="15" draw:style-name="gr7" svg:width="2.1358in" svg:height="0.465in" svg:x="1.7862in" svg:y="0.0035in"><text:p text:style-name="P28">WebService getPet()</text:p><text:p text:style-name="P28">Returns: python dict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12" draw:text-style-name="P28" svg:x1="3.9217in" svg:y1="0.0035in" svg:x2="5.2028in" svg:y2="0.0098in"><text:p/></draw:line><draw:line text:anchor-type="paragraph" draw:z-index="20" draw:style-name="gr8" draw:text-style-name="P28" svg:x1="5.1925in" svg:y1="0.337in" svg:x2="5.2028in" svg:y2="0.0035in"><text:p/></draw:line></text:p>
      <text:p text:style-name="P19"><draw:rect text:anchor-type="paragraph" draw:z-index="17" draw:style-name="gr11" draw:text-style-name="P28" svg:width="2.5106in" svg:height="0.413in" svg:x="4.0362in" svg:y="0.1453in"><text:p text:style-name="P28">WebService requestPetData(URI)</text:p><text:p text:style-name="P28">Returns:JSON data</text:p></draw:rect></text:p>
      <text:p text:style-name="P19"/>
      <text:p text:style-name="P19"/>
      <text:p text:style-name="P19"><draw:rect text:anchor-type="paragraph" draw:z-index="18" draw:style-name="gr6" draw:text-style-name="P28" svg:width="2.7087in" svg:height="0.4689in" svg:x="3.8382in" svg:y="0.0346in"><text:p text:style-name="P28">WebService interpretJSONData(JSON)</text:p><text:p text:style-name="P28">Returns: python dictionary</text:p></draw:rect></text:p>
      <text:p text:style-name="P19"/>
      <text:p text:style-name="P19"/>
      <text:p text:style-name="P19"/>
      <text:p text:style-name="P21">Client Module:</text:p>
      <text:p text:style-name="P21"><draw:custom-shape text:anchor-type="paragraph" draw:z-index="21" draw:style-name="gr13" svg:width="1.3858in" svg:height="1.2087in" svg:x="0.0252in" svg:y="0.1181in"><text:p>Qt Window</text:p><text:p>Qt pet1Button</text:p><text:p>Qt pet2Button</text:p><text:p>Qt pet1Image</text:p><text:p>Qt pet2Image</text:p><draw:enhanced-geometry svg:viewBox="0 0 21600 21600" draw:type="rectangle" draw:enhanced-path="M 0 0 L 21600 0 21600 21600 0 21600 0 0 Z N"/></draw:custom-shape><draw:custom-shape text:anchor-type="paragraph" draw:z-index="22" draw:style-name="gr13" svg:width="2.2606in" svg:height="0.2921in" svg:x="1.6445in" svg:y="0.1181in"><text:p text:style-name="P28">Client showPets()</text:p><draw:enhanced-geometry svg:viewBox="0 0 21600 21600" draw:type="rectangle" draw:enhanced-path="M 0 0 L 21600 0 21600 21600 0 21600 0 0 Z N"/></draw:custom-shape><draw:custom-shape text:anchor-type="paragraph" draw:z-index="25" draw:style-name="gr13" svg:width="2.365in" svg:height="0.365in" svg:x="4.1862in" svg:y="0.1181in"><text:p text:style-name="P28">Client makeWindow()</text:p><draw:enhanced-geometry svg:viewBox="0 0 21600 21600" draw:type="rectangle" draw:enhanced-path="M 0 0 L 21600 0 21600 21600 0 21600 0 0 Z N"/></draw:custom-shape></text:p>
      <text:p text:style-name="P21"/>
      <text:p text:style-name="P21"><draw:rect text:anchor-type="paragraph" draw:z-index="23" draw:style-name="gr14" draw:text-style-name="P28" svg:width="2.3024in" svg:height="0.2921in" svg:x="1.6134in" svg:y="0.1307in"><text:p text:style-name="P28">Client showLeaderboard()</text:p></draw:rect></text:p>
      <text:p text:style-name="P21"><draw:custom-shape text:anchor-type="paragraph" draw:z-index="26" draw:style-name="gr13" svg:width="2.3752in" svg:height="0.3752in" svg:x="4.1756in" svg:y="0.0327in"><text:p text:style-name="P28">Client closeWindow()</text:p><draw:enhanced-geometry svg:viewBox="0 0 21600 21600" draw:type="rectangle" draw:enhanced-path="M 0 0 L 21600 0 21600 21600 0 21600 0 0 Z N"/></draw:custom-shape></text:p>
      <text:p text:style-name="P21"><draw:custom-shape text:anchor-type="paragraph" draw:z-index="24" draw:style-name="gr13" svg:width="2.313in" svg:height="0.3024in" svg:x="1.6134in" svg:y="0.1846in"><text:p text:style-name="P28">Client increaseScore(Pet)</text:p><draw:enhanced-geometry svg:viewBox="0 0 21600 21600" draw:type="rectangle" draw:enhanced-path="M 0 0 L 21600 0 21600 21600 0 21600 0 0 Z N"/></draw:custom-shape></text:p>
      <text:p text:style-name="P21"/>
      <text:p text:style-name="P21"/>
      <text:p text:style-name="P21"/>
      <text:p text:style-name="P21"/>
      <text:p text:style-name="P22"><draw:custom-shape text:anchor-type="paragraph" draw:z-index="28" draw:style-name="gr13" svg:width="2.2815in" svg:height="0.3441in" svg:x="2.9465in" svg:y="0.122in"><text:p text:style-name="P28">Database increaseScore(Pet)</text:p><draw:enhanced-geometry svg:viewBox="0 0 21600 21600" draw:type="rectangle" draw:enhanced-path="M 0 0 L 21600 0 21600 21600 0 21600 0 0 Z N"/></draw:custom-shape>Database Module:</text:p>
      <text:p text:style-name="P22"><draw:custom-shape text:anchor-type="paragraph" draw:z-index="27" draw:style-name="gr13" svg:width="1.3232in" svg:height="1.0524in" svg:x="0.0299in" svg:y="0.0244in"><text:p>MySql Database</text:p><draw:enhanced-geometry svg:viewBox="0 0 21600 21600" draw:type="rectangle" draw:enhanced-path="M 0 0 L 21600 0 21600 21600 0 21600 0 0 Z N"/></draw:custom-shape></text:p>
      <text:p text:style-name="P22"><draw:line text:anchor-type="paragraph" draw:z-index="31" draw:style-name="gr15" draw:text-style-name="P28" svg:x1="3.3008in" svg:y1="0.0827in" svg:x2="3.1756in" svg:y2="0.3744in"><text:p/></draw:line><draw:line text:anchor-type="paragraph" draw:z-index="32" draw:style-name="gr16" draw:text-style-name="P28" svg:x1="4.8319in" svg:y1="0.0827in" svg:x2="4.9984in" svg:y2="0.3638in"><text:p/></draw:line></text:p>
      <text:p text:style-name="P22"><draw:rect text:anchor-type="paragraph" draw:z-index="29" draw:style-name="gr14" draw:text-style-name="P28" svg:width="2.2921in" svg:height="0.3024in" svg:x="4.3217in" svg:y="0.172in"><text:p text:style-name="P28">Database addNewPet(Pet)</text:p></draw:rect><draw:rect text:anchor-type="paragraph" draw:z-index="30" draw:style-name="gr14" draw:text-style-name="P28" svg:width="2.2921in" svg:height="0.3024in" svg:x="1.8008in" svg:y="0.1827in"><text:p text:style-name="P28">Database addPointsPet(Pet)</text:p></draw:rect></text:p>
      <text:p text:style-name="P22"/>
      <text:p text:style-name="P22"/>
      <text:p text:style-name="P21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Mockup GUIs:</text:p>
      <text:p text:style-name="P24"><draw:custom-shape text:anchor-type="paragraph" draw:z-index="33" draw:style-name="gr17" svg:width="3.1461in" svg:height="1.8961in" svg:x="0.0193in" svg:y="0.05in"><text:p/><draw:enhanced-geometry svg:viewBox="0 0 21600 21600" draw:type="rectangle" draw:enhanced-path="M 0 0 L 21600 0 21600 21600 0 21600 0 0 Z N"/></draw:custom-shape><draw:custom-shape text:anchor-type="paragraph" draw:z-index="34" draw:style-name="gr18" svg:width="3.1461in" svg:height="1.8961in" svg:x="3.4154in" svg:y="0.0563in"><text:p/><draw:enhanced-geometry svg:viewBox="0 0 21600 21600" draw:type="rectangle" draw:enhanced-path="M 0 0 L 21600 0 21600 21600 0 21600 0 0 Z N"/></draw:custom-shape><draw:rect text:anchor-type="paragraph" draw:z-index="40" draw:style-name="gr19" draw:text-style-name="P28" svg:width="0.1358in" svg:height="1.4587in" svg:x="6.1654in" svg:y="0.1228in"><text:p/></draw:rect><draw:rect text:anchor-type="paragraph" draw:z-index="41" draw:style-name="gr20" draw:text-style-name="P28" svg:width="2.5004in" svg:height="1.4378in" svg:x="3.6028in" svg:y="0.1126in"><text:p/></draw:rect></text:p>
      <text:p text:style-name="P24"><draw:rect text:anchor-type="paragraph" draw:z-index="35" draw:style-name="gr14" draw:text-style-name="P28" svg:width="1.4378in" svg:height="1.1043in" svg:x="0.1547in" svg:y="0.0252in"><text:p text:style-name="P28">Pic 1</text:p></draw:rect><draw:rect text:anchor-type="paragraph" draw:z-index="36" draw:style-name="gr14" draw:text-style-name="P28" svg:width="1.3441in" svg:height="1.1252in" svg:x="1.702in" svg:y="0.0252in"><text:p text:style-name="P28">Pic 2</text:p></draw:rect><draw:rect text:anchor-type="paragraph" draw:z-index="42" draw:style-name="gr14" draw:text-style-name="P28" svg:width="1.115in" svg:height="0.6776in" svg:x="4.6339in" svg:y="0.0043in"><text:p text:style-name="P28">Rank 1 photo</text:p></draw:rect></text:p>
      <text:p text:style-name="P24"><draw:rect text:anchor-type="paragraph" draw:z-index="44" draw:style-name="gr14" draw:text-style-name="P28" svg:width="0.6878in" svg:height="0.2087in" svg:x="3.7799in" svg:y="0.0209in"><text:p text:style-name="P28">1</text:p></draw:rect></text:p>
      <text:p text:style-name="P24"/>
      <text:p text:style-name="P24"/>
      <text:p text:style-name="P19"><draw:rect text:anchor-type="paragraph" draw:z-index="43" draw:style-name="gr14" draw:text-style-name="P28" svg:width="1.1043in" svg:height="0.4795in" svg:x="4.6445in" svg:y="0.1126in"><text:p text:style-name="P28">Rank2 Photo</text:p></draw:rect></text:p>
      <text:p text:style-name="P19"><draw:rect text:anchor-type="paragraph" draw:z-index="45" draw:style-name="gr14" draw:text-style-name="P28" svg:width="0.7189in" svg:height="0.198in" svg:x="3.7799in" svg:y="0.1398in"><text:p text:style-name="P28">2</text:p></draw:rect></text:p>
      <text:p text:style-name="P19"><draw:rect text:anchor-type="paragraph" draw:z-index="37" draw:style-name="gr14" draw:text-style-name="P28" svg:width="0.7815in" svg:height="0.1567in" svg:x="0.4673in" svg:y="0.0937in"><text:p text:style-name="P28">cuter</text:p></draw:rect><draw:rect text:anchor-type="paragraph" draw:z-index="38" draw:style-name="gr14" draw:text-style-name="P28" svg:width="0.9689in" svg:height="0.1669in" svg:x="1.8008in" svg:y="0.1043in"><text:p text:style-name="P28">cutest</text:p></draw:rect></text:p>
      <text:p text:style-name="P19"><draw:rect text:anchor-type="paragraph" draw:z-index="39" draw:style-name="gr14" draw:text-style-name="P28" svg:width="0.948in" svg:height="0.1358in" svg:x="1.1756in" svg:y="0.1728in"><text:p text:style-name="P28">Leaderboard</text:p></draw:rect><draw:rect text:anchor-type="paragraph" draw:z-index="46" draw:style-name="gr14" draw:text-style-name="P28" svg:width="0.6567in" svg:height="0.1878in" svg:x="3.6236in" svg:y="0.0898in"><text:p text:style-name="P28">Back</text:p></draw:rect></text:p>
      <text:p text:style-name="P19"/>
      <text:p text:style-name="P19"/>
      <text:p text:style-name="P19"/>
      <text:p text:style-name="P19"/>
      <text:p text:style-name="P20"><text:span text:style-name="Source_20_Text"><text:span text:style-name="T20">Possible additions:</text:span></text:span></text:p>
      <text:p text:style-name="P20"><text:span text:style-name="Source_20_Text"><text:span text:style-name="T13">Select which type of pet, breed of pet or age of pet to compare. </text:span></text:span></text:p>
      <text:p text:style-name="P20"><text:span text:style-name="Source_20_Text"><text:span text:style-name="T13">Create different leaderboards for each breed</text:span></text:span></text:p>
      <text:p text:style-name="P20"><text:span text:style-name="Source_20_Text"><text:span text:style-name="T13">Add a “Super Cute” button to </text:span></text:span><text:span text:style-name="Source_20_Text"><text:span text:style-name="T14">give that pet two points instead of one</text:span></text:span></text:p>
      <text:p text:style-name="P26"><text:span text:style-name="Source_20_Text"><text:span text:style-name="T15">Help/ Info Button</text:span></text:span></text:p>
      <text:p text:style-name="P27"><text:span text:style-name="Source_20_Text"><text:span text:style-name="T16">Add css styi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5T00:59:51.115823826</dc:date>
    <meta:editing-duration>PT22H58M46S</meta:editing-duration>
    <meta:editing-cycles>43</meta:editing-cycles>
    <meta:generator>LibreOffice/4.2.6.3$Linux_X86_64 LibreOffice_project/420m0$Build-3</meta:generator>
    <meta:document-statistic meta:table-count="0" meta:image-count="0" meta:object-count="0" meta:page-count="3" meta:paragraph-count="34" meta:word-count="297" meta:character-count="1839" meta:non-whitespace-character-count="1550"/>
  </office:meta>
</office:document-meta>
</file>